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422c" officeooo:paragraph-rsid="000d422c"/>
    </style:style>
    <style:style style:name="P2" style:family="paragraph" style:parent-style-name="Standard">
      <style:paragraph-properties fo:text-align="center" style:justify-single-word="false"/>
      <style:text-properties officeooo:rsid="000d422c" officeooo:paragraph-rsid="000d422c"/>
    </style:style>
    <style:style style:name="P3" style:family="paragraph" style:parent-style-name="Standard">
      <style:paragraph-properties fo:line-height="200%" fo:text-align="start" style:justify-single-word="false"/>
      <style:text-properties officeooo:rsid="000d422c" officeooo:paragraph-rsid="000d422c"/>
    </style:style>
    <style:style style:name="P4" style:family="paragraph" style:parent-style-name="Standard">
      <style:paragraph-properties fo:line-height="200%" fo:text-align="start" style:justify-single-word="false" fo:padding="0.0291in" fo:border-left="none" fo:border-right="none" fo:border-top="none" fo:border-bottom="0.06pt solid #000000" style:join-border="false"/>
      <style:text-properties officeooo:rsid="000d422c" officeooo:paragraph-rsid="000d422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d7719"/>
    </style:style>
    <number:date-style style:name="N120">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COMM326 – Intercultural Communication</text:p>
      <text:p text:style-name="P1">Dr. Elizabeth Root</text:p>
      <text:p text:style-name="P1"><text:date style:data-style-name="N120" text:date-value="2015-02-02T15:19:38.657149826" text:fixed="true">2 February 2015</text:date></text:p>
      <text:p text:style-name="P1"/>
      <text:p text:style-name="P2">Chapter 4 – Avowed vs. Ascribed Identies</text:p>
      <text:p text:style-name="P2"/>
      <text:p text:style-name="P3">A couple years ago I helped out in a dance class. I had taken the class before, was on good terms with the instructure, and was a normal thing for me to help out as classes are always short on leads. This class is called Balboa, and in the dance the connection doesn't come from the arms, or the hands, but from the sternum. I was leading, and one of the follows I danced with …</text:p>
      <text:p text:style-name="P3"/>
      <text:p text:style-name="P4"/>
      <text:p text:style-name="P3">Example: Balboa class and 'judgment' follow. “Oh, you're one of <text:span text:style-name="T1">those</text:span><text:span text:style-name="T2"> people.” </text:span></text:p>
      <text:p text:style-name="P3"><text:span text:style-name="T2"><text:tab/>Those people? What people? You know nothing about </text:span><text:span text:style-name="T1">my</text:span><text:span text:style-name="T2"> people! You think you know everything about me from our two minutes of interaction? I'm here to help! I've taken this class before. I know what I'm doing. You obviously don't.</text:span></text:p>
      <text:p text:style-name="P3"><text:span text:style-name="T2"/></text:p>
      <text:p text:style-name="P3">Ascribed identity: skeevy, skeezy, sleezy, creepy, handsy, desperate, <text:span text:style-name="T3">computer nerd.</text:span></text:p>
      <text:p text:style-name="P3">Avowed identity: professional, <text:span text:style-name="T3">helper, hacker, socially capable, hard working.</text:span></text:p>
      <text:p text:style-name="P3"/>
      <text:p text:style-name="P3"><text:span text:style-name="T1">avowed identity</text:span><text:span text:style-name="T2">: the way we see, label, and make meaning about ourselves.</text:span></text:p>
      <text:p text:style-name="P3"><text:span text:style-name="T1">Ascribed identity</text:span><text:span text:style-name="T2">: the way others may view, name, and describe us and our grou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5:18:45.243829980</meta:creation-date>
    <dc:date>2015-02-02T15:35:56.736127292</dc:date>
    <meta:editing-duration>PT1M41S</meta:editing-duration>
    <meta:editing-cycles>1</meta:editing-cycles>
    <meta:document-statistic meta:table-count="0" meta:image-count="0" meta:object-count="0" meta:page-count="1" meta:paragraph-count="12" meta:word-count="190" meta:character-count="1127" meta:non-whitespace-character-count="944"/>
    <meta:generator>LibreOffice/4.2.7.2$Linux_X86_64 LibreOffice_project/420m0$Build-2</meta:generator>
  </office:meta>
</office:document-meta>
</file>